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99ff66"/>
    </style:style>
  </office:automatic-styles>
  <office:body>
    <office:spreadsheet>
      <table:table table:name="Full1" table:style-name="ta1">
        <table:table-column table:style-name="co1" table:number-columns-repeated="64" table:default-cell-style-name="Default"/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2"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number-columns-repeated="14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62"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-&gt;</text:p>
          </table:table-cell>
          <table:table-cell office:value-type="string">
            <text:p>Siguiente nivel</text:p>
          </table:table-cell>
          <table:table-cell table:number-columns-repeated="61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-&gt;</text:p>
          </table:table-cell>
          <table:table-cell office:value-type="string">
            <text:p>Emboscada</text:p>
          </table:table-cell>
          <table:table-cell table:number-columns-repeated="61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-&gt;</text:p>
          </table:table-cell>
          <table:table-cell office:value-type="string">
            <text:p>mob melee</text:p>
          </table:table-cell>
          <table:table-cell table:number-columns-repeated="61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-&gt;</text:p>
          </table:table-cell>
          <table:table-cell office:value-type="string">
            <text:p>mob supermelee</text:p>
          </table:table-cell>
          <table:table-cell table:number-columns-repeated="61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string">
            <text:p>-&gt;</text:p>
          </table:table-cell>
          <table:table-cell office:value-type="string">
            <text:p>mob ranged</text:p>
          </table:table-cell>
          <table:table-cell table:number-columns-repeated="61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string">
            <text:p>-&gt;</text:p>
          </table:table-cell>
          <table:table-cell office:value-type="string">
            <text:p>mob explosivo</text:p>
          </table:table-cell>
          <table:table-cell table:number-columns-repeated="61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string">
            <text:p>-&gt;</text:p>
          </table:table-cell>
          <table:table-cell table:number-columns-repeated="6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17/12/2014</text:date>, <text:time>20:45:32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03:10.639344026</meta:creation-date>
    <dc:date>2014-12-17T20:45:32.80</dc:date>
    <meta:editing-duration>PT53M13S</meta:editing-duration>
    <meta:editing-cycles>15</meta:editing-cycles>
    <meta:generator>OpenOffice/4.1.1$Win32 OpenOffice.org_project/411m6$Build-9775</meta:generator>
    <meta:document-statistic meta:table-count="1" meta:cell-count="4180" meta:object-count="0"/>
  </office:meta>
</office:document-meta>
</file>